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5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1.792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6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6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117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8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8" table:default-cell-style-name="ce7"/>
        <table:table-column table:style-name="co3" table:number-columns-repeated="1015" table:default-cell-style-name="ce7"/>
        <table:table-row table:style-name="ro1">
          <table:table-cell table:style-name="ce1" office:value-type="string">
            <text:p>TAKEN</text:p>
          </table:table-cell>
          <table:table-cell table:style-name="ce8" office:value-type="string">
            <text:p>JOOST</text:p>
          </table:table-cell>
          <table:table-cell table:style-name="ce13" office:value-type="string">
            <text:p>DENNIS</text:p>
          </table:table-cell>
          <table:table-cell table:style-name="ce13" office:value-type="string">
            <text:p>JELLE</text:p>
          </table:table-cell>
          <table:table-cell table:style-name="ce13" office:value-type="string">
            <text:p>SUZANNE</text:p>
          </table:table-cell>
          <table:table-cell table:style-name="ce13" office:value-type="string">
            <text:p>HUGO</text:p>
          </table:table-cell>
          <table:table-cell table:style-name="ce13" office:value-type="string">
            <text:p>ROBIN</text:p>
          </table:table-cell>
          <table:table-cell table:style-name="ce13" office:value-type="string">
            <text:p>WESLEY</text:p>
          </table:table-cell>
          <table:table-cell table:style-name="ce13" office:value-type="string">
            <text:p>SEAN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EEK 1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string">
            <text:p>VERGADEREN</text:p>
          </table:table-cell>
          <table:table-cell table:style-name="ce10" office:value-type="time" office:time-value="PT00H00M00S">
            <text:p>12:00:00 AM</text:p>
          </table:table-cell>
          <table:table-cell table:number-columns-repeated="7" table:style-name="ce10" office:value-type="time" office:time-value="PT01H00M00S">
            <text:p>1:00:00 AM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LES</text:p>
          </table:table-cell>
          <table:table-cell table:number-columns-repeated="7" table:style-name="ce10" office:value-type="time" office:time-value="PT04H00M00S">
            <text:p>4:00:00 AM</text:p>
          </table:table-cell>
          <table:table-cell table:style-name="ce14" office:value-type="time" office:time-value="PT04H00M00S">
            <text:p>4:00: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USE CASE DIAGRAM</text:p>
          </table:table-cell>
          <table:table-cell table:style-name="ce10" office:value-type="time" office:time-value="PT00H00M00S">
            <text:p>12:00:00 AM</text:p>
          </table:table-cell>
          <table:table-cell table:style-name="ce10" office:value-type="time" office:time-value="PT01H00M00S">
            <text:p>1:00:00 AM</text:p>
          </table:table-cell>
          <table:table-cell table:style-name="ce10"/>
          <table:table-cell table:number-columns-repeated="4" table:style-name="ce10" office:value-type="time" office:time-value="PT00H00M00S">
            <text:p>12:00:00 AM</text:p>
          </table:table-cell>
          <table:table-cell table:style-name="ce10" office:value-type="time" office:time-value="PT01H00M00S">
            <text:p>1:00:00 AM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UC-BESCHRIJVINGEN</text:p>
          </table:table-cell>
          <table:table-cell table:style-name="ce10" office:value-type="time" office:time-value="PT00H45M00S">
            <text:p>12:45:00 AM</text:p>
          </table:table-cell>
          <table:table-cell table:style-name="ce10" office:value-type="time" office:time-value="PT13H30M00S">
            <text:p>1:30:00 PM</text:p>
          </table:table-cell>
          <table:table-cell table:style-name="ce10"/>
          <table:table-cell table:style-name="ce10" office:value-type="time" office:time-value="PT02H00M00S">
            <text:p>2:00:00 AM</text:p>
          </table:table-cell>
          <table:table-cell table:number-columns-repeated="3" table:style-name="ce10" office:value-type="time" office:time-value="PT00H00M00S">
            <text:p>12:00:00 AM</text:p>
          </table:table-cell>
          <table:table-cell table:style-name="ce10" office:value-type="time" office:time-value="PT02H00M00S">
            <text:p>2:00:00 AM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CTIVITEITENDIAGRAMMEN</text:p>
          </table:table-cell>
          <table:table-cell table:style-name="ce10" office:value-type="time" office:time-value="PT00H00M00S">
            <text:p>12:00:00 AM</text:p>
          </table:table-cell>
          <table:table-cell table:style-name="ce10"/>
          <table:table-cell table:style-name="ce10" office:value-type="time" office:time-value="PT01H00M00S">
            <text:p>1:00:00 AM</text:p>
          </table:table-cell>
          <table:table-cell table:number-columns-repeated="2" table:style-name="ce10" office:value-type="time" office:time-value="PT00H00M00S">
            <text:p>12:00:00 AM</text:p>
          </table:table-cell>
          <table:table-cell table:style-name="ce10" office:value-type="time" office:time-value="PT01H10M00S">
            <text:p>1:10:00 AM</text:p>
          </table:table-cell>
          <table:table-cell table:style-name="ce10" office:value-type="time" office:time-value="PT00H45M00S">
            <text:p>12:45:00 AM</text:p>
          </table:table-cell>
          <table:table-cell table:style-name="ce10" office:value-type="time" office:time-value="PT02H00M00S">
            <text:p>2:00:00 AM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OTAALDOCUMENT O1</text:p>
          </table:table-cell>
          <table:table-cell table:style-name="ce10" office:value-type="time" office:time-value="PT00H00M00S">
            <text:p>12:00:00 AM</text:p>
          </table:table-cell>
          <table:table-cell table:style-name="ce10"/>
          <table:table-cell table:style-name="ce10" office:value-type="time" office:time-value="PT01H00M00S">
            <text:p>1:00:00 AM</text:p>
          </table:table-cell>
          <table:table-cell table:style-name="ce10" office:value-type="time" office:time-value="PT00H00M00S">
            <text:p>12:00:00 AM</text:p>
          </table:table-cell>
          <table:table-cell table:style-name="ce10" office:value-type="time" office:time-value="PT00H10M00S">
            <text:p>12:10:00 AM</text:p>
          </table:table-cell>
          <table:table-cell table:style-name="ce10" office:value-type="time" office:time-value="PT00H00M00S">
            <text:p>12:00:00 AM</text:p>
          </table:table-cell>
          <table:table-cell table:style-name="ce10"/>
          <table:table-cell table:style-name="ce10" office:value-type="time" office:time-value="PT01H00M00S">
            <text:p>1:00:00 AM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TOTAAL TIJD BESTEEED</text:p>
          </table:table-cell>
          <table:table-cell table:style-name="ce11" table:formula="of:=SUM([.B8];[.B7];[.B6];[.B5];[.B4];[.B3])" office:value-type="time" office:time-value="PT04H45M00S">
            <text:p>4:45:00 AM</text:p>
          </table:table-cell>
          <table:table-cell table:style-name="ce10" table:formula="of:=SUM([.C8];[.C7];[.C6];[.C5];[.C4];[.C3])" office:value-type="time" office:time-value="PT19H30M00S">
            <text:p>7:30:00 PM</text:p>
          </table:table-cell>
          <table:table-cell table:style-name="ce10" table:formula="of:=SUM([.D8];[.D7];[.D6];[.D5];[.D4];[.D3])" office:value-type="time" office:time-value="PT07H00M00S">
            <text:p>7:00:00 AM</text:p>
          </table:table-cell>
          <table:table-cell table:style-name="ce10" table:formula="of:=SUM([.E8];[.E7];[.E6];[.E5];[.E4];[.E3])" office:value-type="time" office:time-value="PT07H00M00S">
            <text:p>7:00:00 AM</text:p>
          </table:table-cell>
          <table:table-cell table:style-name="ce10" table:formula="of:=SUM([.F8];[.F7];[.F6];[.F5];[.F4];[.F3])" office:value-type="time" office:time-value="PT05H10M00S">
            <text:p>5:10:00 AM</text:p>
          </table:table-cell>
          <table:table-cell table:style-name="ce10" table:formula="of:=SUM([.G8];[.G7];[.G6];[.G5];[.G4];[.G3])" office:value-type="time" office:time-value="PT06H10M00S">
            <text:p>6:10:00 AM</text:p>
          </table:table-cell>
          <table:table-cell table:style-name="ce10" table:formula="of:=SUM([.H8];[.H7];[.H6];[.H5];[.H4];[.H3])" office:value-type="time" office:time-value="PT05H45M00S">
            <text:p>5:45:00 AM</text:p>
          </table:table-cell>
          <table:table-cell table:style-name="ce10" table:formula="of:=SUM([.I8];[.I7];[.I6];[.I5];[.I4];[.I3])" office:value-type="time" office:time-value="PT11H00M00S">
            <text:p>11:00:00 AM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WEEK 2</text:p>
          </table:table-cell>
          <table:table-cell table:style-name="ce9"/>
          <table:table-cell table:style-name="ce5"/>
          <table:table-cell table:style-name="ce5"/>
          <table:table-cell table:style-name="ce5"/>
          <table:table-cell table:style-name="ce5" table:number-columns-repeated="4"/>
          <table:table-cell table:number-columns-repeated="1015"/>
        </table:table-row>
        <table:table-row table:style-name="ro2">
          <table:table-cell table:style-name="ce4" office:value-type="string">
            <text:p>VERGADEREN</text:p>
          </table:table-cell>
          <table:table-cell table:style-name="ce12"/>
          <table:table-cell table:number-columns-repeated="3" table:style-name="ce10" office:value-type="time" office:time-value="PT01H00M00S">
            <text:p>1:00:00 AM</text:p>
          </table:table-cell>
          <table:table-cell table:number-columns-repeated="3"/>
          <table:table-cell table:style-name="ce14" office:value-type="time" office:time-value="PT00H00M00S">
            <text:p>0:00:00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LES</text:p>
          </table:table-cell>
          <table:table-cell table:style-name="ce12"/>
          <table:table-cell table:number-columns-repeated="3" table:style-name="ce10" office:value-type="time" office:time-value="PT04H00M00S">
            <text:p>4:00:00 AM</text:p>
          </table:table-cell>
          <table:table-cell table:number-columns-repeated="3"/>
          <table:table-cell table:style-name="ce14" office:value-type="time" office:time-value="PT04H00M00S">
            <text:p>4:00:00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REQUIREMENTS</text:p>
          </table:table-cell>
          <table:table-cell table:style-name="ce12"/>
          <table:table-cell table:style-name="ce10" office:value-type="time" office:time-value="PT01H00M00S">
            <text:p>1:00:00 AM</text:p>
          </table:table-cell>
          <table:table-cell table:style-name="ce14" office:value-type="time" office:time-value="PT00H20M00S">
            <text:p>0:20:00</text:p>
          </table:table-cell>
          <table:table-cell table:style-name="ce10" office:value-type="time" office:time-value="PT01H00M00S">
            <text:p>1:00:00 AM</text:p>
          </table:table-cell>
          <table:table-cell table:number-columns-repeated="3"/>
          <table:table-cell table:style-name="ce14" office:value-type="time" office:time-value="PT00H20M00S">
            <text:p>0:20:00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TOTAALDOCUMENT O1 verbetering/revisie</text:p>
          </table:table-cell>
          <table:table-cell table:style-name="ce12"/>
          <table:table-cell/>
          <table:table-cell table:style-name="ce14" office:value-type="time" office:time-value="PT00H30M00S">
            <text:p>0:30:00</text:p>
          </table:table-cell>
          <table:table-cell table:style-name="ce14" office:value-type="time" office:time-value="PT01H00M00S">
            <text:p>1:00:00</text:p>
          </table:table-cell>
          <table:table-cell table:number-columns-repeated="3"/>
          <table:table-cell table:style-name="ce14" office:value-type="time" office:time-value="PT06H00M00S">
            <text:p>6:00:00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TOTAALDOCUMENT O2</text:p>
          </table:table-cell>
          <table:table-cell table:style-name="ce12"/>
          <table:table-cell/>
          <table:table-cell/>
          <table:table-cell table:style-name="ce14" office:value-type="time" office:time-value="PT00H00M00S">
            <text:p>0:00:00</text:p>
          </table:table-cell>
          <table:table-cell table:number-columns-repeated="3"/>
          <table:table-cell table:style-name="ce14" office:value-type="time" office:time-value="PT00H30M00S">
            <text:p>0:30:00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TOTAAL TIJD BESTEEED</text:p>
          </table:table-cell>
          <table:table-cell table:style-name="ce12"/>
          <table:table-cell table:style-name="ce10" table:formula="of:=SUM([.C10];[.C11];[.C12];[.C13];[.C14];[.C15])" office:value-type="time" office:time-value="PT06H00M00S">
            <text:p>6:00:00 AM</text:p>
          </table:table-cell>
          <table:table-cell/>
          <table:table-cell table:style-name="ce10" table:formula="of:=SUM([.E10];[.E11];[.E12];[.E13];[.E14];[.E15])" office:value-type="time" office:time-value="PT07H00M00S">
            <text:p>7:00:00 AM</text:p>
          </table:table-cell>
          <table:table-cell table:number-columns-repeated="3"/>
          <table:table-cell table:style-name="ce15" table:formula="of:=SUM([.I11];[.I12];[.I13];[.I14];[.I15])" office:value-type="time" office:time-value="PT10H50M00S">
            <text:p>10:50:00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TOTALITEIT</text:p>
          </table:table-cell>
          <table:table-cell table:style-name="ce9"/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4" office:value-type="string">
            <text:p>TOTAAL TIJD PROJECT</text:p>
          </table:table-cell>
          <table:table-cell table:style-name="ce11" table:formula="of:=SUM([.B16];[.B9])" office:value-type="time" office:time-value="PT04H45M00S">
            <text:p>4:45:00 AM</text:p>
          </table:table-cell>
          <table:table-cell table:style-name="ce10" table:formula="of:=SUM([.C16];[.C9])" office:value-type="time" office:time-value="PT25H30M00S">
            <text:p>1:30:00 AM</text:p>
          </table:table-cell>
          <table:table-cell table:style-name="ce10" table:formula="of:=SUM([.D16];[.D9])" office:value-type="time" office:time-value="PT07H00M00S">
            <text:p>7:00:00 AM</text:p>
          </table:table-cell>
          <table:table-cell table:style-name="ce10" table:formula="of:=SUM([.E16];[.E9])" office:value-type="time" office:time-value="PT14H00M00S">
            <text:p>2:00:00 PM</text:p>
          </table:table-cell>
          <table:table-cell table:style-name="ce10" table:formula="of:=SUM([.F16];[.F9])" office:value-type="time" office:time-value="PT05H10M00S">
            <text:p>5:10:00 AM</text:p>
          </table:table-cell>
          <table:table-cell table:style-name="ce10" table:formula="of:=SUM([.G16];[.G9])" office:value-type="time" office:time-value="PT06H10M00S">
            <text:p>6:10:00 AM</text:p>
          </table:table-cell>
          <table:table-cell table:style-name="ce10" table:formula="of:=SUM([.H16];[.H9])" office:value-type="time" office:time-value="PT05H45M00S">
            <text:p>5:45:00 AM</text:p>
          </table:table-cell>
          <table:table-cell table:style-name="ce10" table:formula="of:=SUM([.I9];[.I16])" office:value-type="time" office:time-value="PT21H50M00S">
            <text:p>9:50:00 PM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Sheet1.$A$7" table:expression="SUM([.A6];[.A5];[.A4];[.A3];[.A2];[.A1])"/>
        <table:named-expression table:name="__shared_1_1_0" table:base-cell-address="$Sheet1.$A$10" table:expression="SUM([.A8];[.A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000" number:language="nl" number:country="NL">
      <number:number number:min-integer-digits="1"/>
    </number:number-style>
    <number:time-style style:name="N10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10106P0"/>
    </number:number-style>
    <number:number-style style:name="N10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109P0"/>
    </number:number-style>
    <number:date-style style:name="N10110" number:language="nl" number:country="NL">
      <number:day/>
      <number:text>-</number:text>
      <number:month/>
      <number:text>-</number:text>
      <number:year number:style="long"/>
    </number:date-style>
    <number:date-style style:name="N10111" number:language="nl" number:country="NL">
      <number:day/>
      <number:text>-</number:text>
      <number:month number:textual="true"/>
      <number:text>-</number:text>
      <number:year/>
    </number:date-style>
    <number:date-style style:name="N10112" number:language="nl" number:country="NL">
      <number:day/>
      <number:text>-</number:text>
      <number:month number:textual="true"/>
    </number:date-style>
    <number:date-style style:name="N10113" number:language="nl" number:country="NL">
      <number:month number:textual="true"/>
      <number:text>-</number:text>
      <number:year/>
    </number:date-style>
    <number:time-style style:name="N10114" number:language="nl" number:country="NL">
      <number:hours/>
      <number:text>:</number:text>
      <number:minutes number:style="long"/>
      <number:text> </number:text>
      <number:am-pm/>
    </number:time-style>
    <number:time-style style:name="N10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</number:time-style>
    <number:time-style style:name="N10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nl" number:country="NL">
      <number:number number:decimal-places="0" number:min-integer-digits="1" number:grouping="true"/>
      <number:text> </number:text>
    </number:number-style>
    <number:number-style style:name="N10119" number:language="nl" number:country="NL">
      <number:number number:decimal-places="0" number:min-integer-digits="1" number:grouping="true"/>
      <number:text>-</number:text>
      <style:map style:condition="value()&gt;=0" style:apply-style-name="N10119P0"/>
    </number:number-style>
    <number:number-style style:name="N10120P0" style:volatile="true" number:language="nl" number:country="NL">
      <number:number number:decimal-places="0" number:min-integer-digits="1" number:grouping="true"/>
      <number:text> </number:text>
    </number:number-style>
    <number:number-style style:name="N10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2" number:min-integer-digits="1" number:grouping="true"/>
      <number:text> </number:text>
    </number:number-style>
    <number:number-style style:name="N10121" number:language="nl" number:country="NL">
      <number:number number:decimal-places="2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number:min-integer-digits="1" number:grouping="true"/>
      <number:text> </number:text>
    </number:number-style>
    <number:number-style style:name="N10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nl" number:country="NL">
      <number:text> </number:text>
      <number:fill-character> </number:fill-character>
      <number:number number:decimal-places="0" number:min-integer-digits="1" number:grouping="true"/>
      <number:text>-</number:text>
    </number:number-style>
    <number:number-style style:name="N10123P2" style:volatile="true" number:language="nl" number:country="NL">
      <number:text> </number:text>
      <number:fill-character> </number:fill-character>
      <number:text>- </number:text>
    </number:number-style>
    <number:text-style style:name="N10123" number:language="nl" number:country="N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l" number:country="NL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0124P1" style:volatile="true" number:language="nl" number:country="NL">
      <number:text> € </number:text>
      <number:fill-character> </number:fill-character>
      <number:number number:decimal-places="0" number:min-integer-digits="1" number:grouping="true"/>
      <number:text>-</number:text>
    </number:number-style>
    <number:number-style style:name="N10124P2" style:volatile="true" number:language="nl" number:country="NL">
      <number:text> € </number:text>
      <number:fill-character> </number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5P1" style:volatile="true" number:language="nl" number:country="NL">
      <number:text> </number:text>
      <number:fill-character> </number:fill-character>
      <number:number number:decimal-places="2" number:min-integer-digits="1" number:grouping="true"/>
      <number:text>-</number:text>
    </number:number-style>
    <number:number-style style:name="N10125P2" style:volatile="true" number:language="nl" number:country="NL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0126P1" style:volatile="true" number:language="nl" number:country="NL">
      <number:text> € </number:text>
      <number:fill-character> </number:fill-character>
      <number:number number:decimal-places="2" number:min-integer-digits="1" number:grouping="true"/>
      <number:text>-</number:text>
    </number:number-style>
    <number:number-style style:name="N10126P2" style:volatile="true" number:language="nl" number:country="NL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7" number:language="nl" number:country="NL">
      <number:minutes number:style="long"/>
      <number:text>:</number:text>
      <number:seconds number:style="long"/>
    </number:time-style>
    <number:time-style style:name="N10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nl" number:country="NL">
      <number:minutes number:style="long"/>
      <number:text>:</number:text>
      <number:seconds number:style="long" number:decimal-places="1"/>
    </number:time-style>
    <number:number-style style:name="N10130" number:language="nl" number:country="N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SS</meta:initial-creator>
    <meta:creation-date>2013-02-07T12:13:53</meta:creation-date>
    <dc:date>2013-02-24T15:00:25.93</dc:date>
    <meta:generator>LibreOffice/4.0.0.3$Windows_x86 LibreOffice_project/7545bee9c2a0782548772a21bc84a9dcc583b89</meta:generator>
    <meta:document-statistic meta:table-count="1" meta:cell-count="11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